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DejaVu Sans Mono" svg:font-family="DejaVu Sans Mono" style:font-family-generic="modern" style:font-pitch="fixed"/>
    <style:font-face style:name="Nimbus Roman No9 L" svg:font-family="Nimbus Roman No9 L" style:font-family-generic="roman" style:font-pitch="variable"/>
    <style:font-face style:name="StarSymbol" svg:font-family="StarSymbol" style:font-family-generic="system"/>
    <style:font-face style:name="Helvetica" svg:font-family="Helvetica" style:font-family-generic="swiss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prefix=" " style:num-suffix="." style:num-format="1">
        <style:list-level-properties text:space-before="0.0395in" text:min-label-width="0.1256in" text:list-level-position-and-space-mode="label-alignment">
          <style:list-level-label-alignment text:label-followed-by="listtab" fo:margin-left="0.1652in" fo:text-indent="-0.1256in"/>
        </style:list-level-properties>
      </text:list-level-style-number>
      <text:list-level-style-number text:level="2" text:style-name="WW_CharLFO3LVL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abeçalho" style:master-page-name="MP0" style:family="paragraph">
      <style:paragraph-properties fo:break-before="page" style:text-autospace="none" style:snap-to-layout-grid="false"/>
      <style:text-properties style:font-name="Nimbus Roman No9 L" fo:font-weight="bold" style:font-weight-asian="bold" style:font-weight-complex="bold" fo:font-size="11pt" style:font-size-asian="11pt" style:font-size-complex="11pt"/>
    </style:style>
    <style:style style:name="P10" style:parent-style-name="Cabeçalho" style:family="paragraph">
      <style:paragraph-properties style:text-autospace="none" style:snap-to-layout-grid="false" fo:text-align="center"/>
      <style:text-properties style:font-name="Nimbus Roman No9 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3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2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3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4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5" style:parent-style-name="Standard" style:list-style-name="LFO7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16" style:parent-style-name="Standard" style:list-style-name="LFO7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17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8" style:parent-style-name="Standard" style:list-style-name="LFO3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19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20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21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22" style:parent-style-name="Standard" style:list-style-name="LFO8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23" style:parent-style-name="Standard" style:list-style-name="LFO8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24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25" style:parent-style-name="Standard" style:list-style-name="LFO3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26" style:parent-style-name="Standard" style:family="paragraph">
      <style:paragraph-properties style:text-autospace="none"/>
    </style:style>
    <style:style style:name="T27" style:parent-style-name="Fonteparág.padrão" style:family="text">
      <style:text-properties style:font-name="Nimbus Roman No9 L" style:font-name-asian="Helvetica" style:font-name-complex="Helvetica" fo:font-size="10pt" style:font-size-asian="10pt" style:font-size-complex="10pt"/>
    </style:style>
    <style:style style:name="T28" style:parent-style-name="Fonteparág.padrão" style:family="text">
      <style:text-properties style:font-name="Nimbus Roman No9 L" style:font-name-asian="Helvetica" style:font-name-complex="Helvetica" style:text-position="sub 65%" fo:font-size="10pt" style:font-size-asian="10pt" style:font-size-complex="10pt"/>
    </style:style>
    <style:style style:name="T29" style:parent-style-name="Fonteparág.padrão" style:family="text">
      <style:text-properties style:font-name="Nimbus Roman No9 L" style:font-name-asian="Helvetica" style:font-name-complex="Helvetica" fo:font-size="10pt" style:font-size-asian="10pt" style:font-size-complex="10pt"/>
    </style:style>
    <style:style style:name="T30" style:parent-style-name="Fonteparág.padrão" style:family="text">
      <style:text-properties style:font-name="Nimbus Roman No9 L" style:font-name-asian="Helvetica" style:font-name-complex="Helvetica" fo:font-size="10pt" style:font-size-asian="10pt" style:font-size-complex="10pt"/>
    </style:style>
    <style:style style:name="T31" style:parent-style-name="Fonteparág.padrão" style:family="text">
      <style:text-properties style:font-name="Nimbus Roman No9 L" style:font-name-asian="Helvetica" style:font-name-complex="Helvetica" style:text-position="sub 65%" fo:font-size="10pt" style:font-size-asian="10pt" style:font-size-complex="10pt"/>
    </style:style>
    <style:style style:name="P32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33" style:parent-style-name="Standard" style:list-style-name="LFO9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34" style:parent-style-name="Standard" style:list-style-name="LFO9" style:family="paragraph">
      <style:paragraph-properties style:text-autospace="none"/>
      <style:text-properties style:font-name="Nimbus Roman No9 L" style:font-name-asian="Helvetica" style:font-name-complex="Helvetica" fo:color="#ED7D31" fo:font-size="10pt" style:font-size-asian="10pt" style:font-size-complex="10pt"/>
    </style:style>
    <style:style style:name="P35" style:parent-style-name="Standard" style:family="paragraph">
      <style:paragraph-properties style:text-autospace="none"/>
      <style:text-properties style:font-name="Nimbus Roman No9 L" style:font-name-asian="Helvetica" style:font-name-complex="Helvetica" fo:font-size="10pt" style:font-size-asian="10pt" style:font-size-complex="10pt"/>
    </style:style>
    <style:style style:name="P36" style:parent-style-name="questao-enunciado" style:list-style-name="LFO3" style:family="paragraph"/>
    <style:style style:name="T37" style:parent-style-name="Fonteparág.padrão" style:family="text">
      <style:text-properties style:font-name="Nimbus Roman No9 L" fo:font-size="10pt" style:font-size-asian="10pt" style:font-size-complex="10pt"/>
    </style:style>
    <style:style style:name="T38" style:parent-style-name="Fonteparág.padrão" style:family="text">
      <style:text-properties style:font-name="Nimbus Roman No9 L" style:text-position="sub 65%" fo:font-size="10pt" style:font-size-asian="10pt" style:font-size-complex="10pt"/>
    </style:style>
    <style:style style:name="T39" style:parent-style-name="Fonteparág.padrão" style:family="text">
      <style:text-properties style:font-name="Nimbus Roman No9 L" fo:font-size="10pt" style:font-size-asian="10pt" style:font-size-complex="10pt"/>
    </style:style>
    <style:style style:name="P40" style:parent-style-name="Standard" style:list-style-name="LFO4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41" style:parent-style-name="Standard" style:list-style-name="LFO4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42" style:parent-style-name="Standard" style:list-style-name="LFO4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43" style:parent-style-name="Standard" style:list-style-name="LFO4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45" style:parent-style-name="Standard" style:list-style-name="LFO10" style:family="paragraph">
      <style:paragraph-properties fo:text-align="justify"/>
      <style:text-properties style:font-name="Nimbus Roman No9 L" fo:color="#ED7D31" fo:font-size="10pt" style:font-size-asian="10pt" style:font-size-complex="10pt"/>
    </style:style>
    <style:style style:name="P46" style:parent-style-name="Standard" style:list-style-name="LFO10" style:family="paragraph">
      <style:paragraph-properties fo:text-align="justify"/>
      <style:text-properties style:font-name="Nimbus Roman No9 L" fo:color="#ED7D31" fo:font-size="10pt" style:font-size-asian="10pt" style:font-size-complex="10pt"/>
    </style:style>
    <style:style style:name="P47" style:parent-style-name="Standard" style:list-style-name="LFO10" style:family="paragraph">
      <style:paragraph-properties fo:text-align="justify"/>
      <style:text-properties style:font-name="Nimbus Roman No9 L" fo:color="#ED7D31" fo:font-size="10pt" style:font-size-asian="10pt" style:font-size-complex="10pt"/>
    </style:style>
    <style:style style:name="P48" style:parent-style-name="Standard" style:list-style-name="LFO10" style:family="paragraph">
      <style:paragraph-properties fo:text-align="justify"/>
      <style:text-properties style:font-name="Nimbus Roman No9 L" fo:color="#ED7D31" fo:font-size="10pt" style:font-size-asian="10pt" style:font-size-complex="10pt"/>
    </style:style>
    <style:style style:name="P49" style:parent-style-name="Standard" style:family="paragraph">
      <style:paragraph-properties fo:text-align="justify"/>
      <style:text-properties style:font-name="Nimbus Roman No9 L" fo:font-size="10pt" style:font-size-asian="10pt" style:font-size-complex="10pt"/>
    </style:style>
    <style:style style:name="P50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51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2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3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4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5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6" style:parent-style-name="questao-enunciado" style:family="paragraph">
      <style:paragraph-properties fo:margin-left="0.9833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57" style:parent-style-name="questao-enunciado" style:family="paragraph">
      <style:paragraph-properties fo:margin-left="0.4916in">
        <style:tab-stops/>
      </style:paragraph-properties>
      <style:text-properties style:font-name="Nimbus Roman No9 L" fo:font-size="10pt" style:font-size-asian="10pt" style:font-size-complex="10pt"/>
    </style:style>
    <style:style style:name="P58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59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0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1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2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63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4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65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6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67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68" style:parent-style-name="questao-enunciado" style:list-style-name="LFO3" style:family="paragraph">
      <style:text-properties style:font-name="Nimbus Roman No9 L" fo:font-size="10pt" style:font-size-asian="10pt" style:font-size-complex="10pt"/>
    </style:style>
    <style:style style:name="P69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0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1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2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3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4" style:parent-style-name="questao-enunciado" style:family="paragraph">
      <style:paragraph-properties fo:margin-left="0.4916in">
        <style:tab-stops/>
      </style:paragraph-properties>
      <style:text-properties style:font-name="Nimbus Roman No9 L" fo:color="#ED7D31" fo:font-size="10pt" style:font-size-asian="10pt" style:font-size-complex="10pt"/>
    </style:style>
    <style:style style:name="P75" style:parent-style-name="questao-enunciado" style:family="paragraph">
      <style:text-properties style:font-name="Nimbus Roman No9 L" fo:font-size="10pt" style:font-size-asian="10pt" style:font-size-complex="10pt"/>
    </style:style>
  </office:automatic-styles>
  <office:body>
    <office:text text:use-soft-page-breaks="true">
      <text:p text:style-name="P1">Obs: Para resolução desta atividade é necessario a leitura dos capítulos do livro, Slides a serem apresentados na próxima aula e assistir o vídeo interativo - Projeto de Sistemas<text:s/>Computacionais - Aula 05 - Unidade Lógica e Aritmética – UNIVESP.</text:p>
      <text:p text:style-name="P10"/>
      <text:list text:style-name="LFO3" text:continue-numbering="true">
        <text:list-item>
          <text:p text:style-name="P11">Converta os números binários abaixo para hexadecimal e decimal:</text:p>
        </text:list-item>
      </text:list>
      <text:p text:style-name="P12">a) 00001101<text:tab/><text:tab/><text:tab/></text:p>
      <text:p text:style-name="P13">b) 10100111</text:p>
      <text:p text:style-name="P14"/>
      <text:list text:style-name="LFO7" text:continue-numbering="true">
        <text:list-item>
          <text:p text:style-name="P15">00001101(bin) = 1x2^0 + 1x2^2 + 1x2^3 = 13(dec)</text:p>
        </text:list-item>
        <text:list-item>
          <text:p text:style-name="P16">10100111(bin) = 2^0 + 2^1 + 2^3 + 2^6 + 2^8 =<text:s/><text:tab/>167(dec)<text:tab/><text:tab/></text:p>
        </text:list-item>
      </text:list>
      <text:p text:style-name="P17"/>
      <text:list text:style-name="LFO3" text:continue-numbering="true">
        <text:list-item>
          <text:p text:style-name="P18">Realize as seguintes conversões:</text:p>
        </text:list-item>
      </text:list>
      <text:p text:style-name="P19">a) 15 para hexadecimal</text:p>
      <text:p text:style-name="P20">b) 16<text:s/>para hexadecimal<text:tab/><text:tab/><text:tab/></text:p>
      <text:p text:style-name="P21"/>
      <text:list text:style-name="LFO8" text:continue-numbering="true">
        <text:list-item>
          <text:p text:style-name="P22">15(dec) = F(hex)</text:p>
        </text:list-item>
        <text:list-item>
          <text:p text:style-name="P23">16(dec) = 10(hex)</text:p>
        </text:list-item>
      </text:list>
      <text:p text:style-name="P24"/>
      <text:list text:style-name="LFO3" text:continue-numbering="true">
        <text:list-item>
          <text:p text:style-name="P25">Converta os números abaixo para decimal:</text:p>
        </text:list-item>
      </text:list>
      <text:p text:style-name="P26"><text:span text:style-name="T27">a) 4A</text:span><text:span text:style-name="T28">H</text:span><text:span text:style-name="T29"><text:tab/></text:span><text:span text:style-name="T30"><text:tab/>c) F4</text:span><text:span text:style-name="T31">H</text:span></text:p>
      <text:p text:style-name="P32"/>
      <text:list text:style-name="LFO9" text:continue-numbering="true">
        <text:list-item>
          <text:p text:style-name="P33">4A(hex) = 10x16^0 + 4x16^1 = 74(dec)</text:p>
        </text:list-item>
        <text:list-item>
          <text:p text:style-name="P34">F4(hex) = 4x16^0 + 15x16^1 = 244(dec)</text:p>
        </text:list-item>
      </text:list>
      <text:p text:style-name="P35"/>
      <text:list text:style-name="LFO3" text:continue-numbering="true">
        <text:list-item>
          <text:p text:style-name="P36"><text:span text:style-name="T37">Represente o número -12</text:span><text:span text:style-name="T38">10</text:span><text:span text:style-name="T39"><text:s/>nas seguintes representações de dados:</text:span></text:p>
        </text:list-item>
      </text:list>
      <text:list text:style-name="LFO4" text:continue-numbering="true">
        <text:list-item>
          <text:p text:style-name="P40">Sinal-Magnitude</text:p>
        </text:list-item>
        <text:list-item>
          <text:p text:style-name="P41">Complemento de Um</text:p>
        </text:list-item>
        <text:list-item>
          <text:p text:style-name="P42">Complemento de Dois</text:p>
        </text:list-item>
        <text:list-item>
          <text:p text:style-name="P43">Excesso de 128</text:p>
        </text:list-item>
      </text:list>
      <text:p text:style-name="P44"/>
      <text:list text:style-name="LFO10" text:continue-numbering="true">
        <text:list-item>
          <text:p text:style-name="P45">-12: 10001100</text:p>
        </text:list-item>
        <text:list-item>
          <text:p text:style-name="P46">12: 00001100<text:tab/><text:tab/>-&gt;<text:tab/><text:s/>-12: 11110011</text:p>
        </text:list-item>
        <text:list-item>
          <text:p text:style-name="P47">12: 00001100<text:tab/><text:tab/>-&gt;<text:tab/><text:s/>-12: 00001101</text:p>
        </text:list-item>
        <text:list-item>
          <text:p text:style-name="P48">-12 + 128 = 116 = 01110100</text:p>
        </text:list-item>
      </text:list>
      <text:p text:style-name="P49"/>
      <text:list text:style-name="LFO3" text:continue-numbering="true">
        <text:list-item>
          <text:p text:style-name="P50">Por as representações em Sinal-Magnitude e em Complemento de Um não são as<text:s/>representações mais utilizadas nos microprocessadores atuais? Exemplifique sua resposta.</text:p>
        </text:list-item>
      </text:list>
      <text:p text:style-name="P51">Problemas do sinal magnitude e complemento de 1:</text:p>
      <text:p text:style-name="P52"><text:tab/>1. Há 2 representações para o<text:s/>número<text:s/>zero:</text:p>
      <text:p text:style-name="P53"><text:tab/><text:tab/>- Pode gerar erros de programação</text:p>
      <text:p text:style-name="P54"><text:tab/><text:tab/>- Requer hardware mais complexo para comparar com os dois zeros</text:p>
      <text:p text:style-name="P55"><text:tab/><text:tab/>- Dificulta testes</text:p>
      <text:p text:style-name="P56">2. Intervalo de representação é menor, ou seja, a quantidade de números<text:s/>representáveis<text:s/>é<text:s/><text:s text:c="3"/>menor.</text:p>
      <text:p text:style-name="P57"/>
      <text:list text:style-name="LFO3" text:continue-numbering="true">
        <text:list-item>
          <text:p text:style-name="P58">Qual é o efeito prático de se usar a representação em excesso?</text:p>
        </text:list-item>
      </text:list>
      <text:p text:style-name="P59">- Há somente uma representação para o número zero</text:p>
      <text:p text:style-name="P60">- Intervalo de representação maior</text:p>
      <text:p text:style-name="P61">- A ordem crescente facilita a comparação entre os números</text:p>
      <text:soft-page-break/>
      <text:list text:style-name="LFO3" text:continue-numbering="true">
        <text:list-item>
          <text:p text:style-name="P62">Por que se utiliza a representação em Ponto Flutuante? Dê exemplos.</text:p>
        </text:list-item>
      </text:list>
      <text:p text:style-name="P63">Se utiliza a representação em ponto flutuante uma vez que seria muito trabalhoso trabalhar com a representação em ponto fixo, uma vez que ele requer uma quantidade muito grande de dígitos para representar números muito grandes ou muito pequenos.</text:p>
      <text:list text:style-name="LFO3" text:continue-numbering="true">
        <text:list-item>
          <text:p text:style-name="P64">Por que foi definida uma normalização para representação de números em Ponto Flutuante? Dê exemplo.</text:p>
        </text:list-item>
      </text:list>
      <text:p text:style-name="P65">Há varias maneiras de representar o mesmo número. Com isso, ficou evidenciado que várias representações dificultam cálculos e comparações, sendo necessário, portanto, de uma normalização.</text:p>
      <text:list text:style-name="LFO3" text:continue-numbering="true">
        <text:list-item>
          <text:p text:style-name="P66">O que é padrão IEEE 754?</text:p>
        </text:list-item>
      </text:list>
      <text:p text:style-name="P67">Padronização da representação em Ponto Flutuante pela IEEE (Institute of Electrical and Electronics Engineers). <text:s/>Foi uma padronização criada com o objetivo de facilitar a troca de dados entre diferentes computadores; facilitar os algoritmos aritméticos de ponto flutuante, pois tratam os números sempre no mesmo formato; melhora a precisão dos números representados devido ao bit escondido.</text:p>
      <text:list text:style-name="LFO3" text:continue-numbering="true">
        <text:list-item>
          <text:p text:style-name="P68">Faça a conversão do número decimal 3,248 x 10⁴ para um número binário no formato de ponto flutuante de precisão simples do padrão IEEE 754.</text:p>
        </text:list-item>
      </text:list>
      <text:p text:style-name="P69">3,248 x 10^4 = 32480 = 111111011100000(bin) = |1|11111011100000 x 2^14</text:p>
      <text:p text:style-name="P70">Mantissa: 11111011100000</text:p>
      <text:p text:style-name="P71">Exp: 14 + 127 = 141 = 10001101(bin)</text:p>
      <text:p text:style-name="P72"/>
      <text:p text:style-name="P73">S<text:s/><text:tab/>EXPOENTE<text:s/><text:tab/><text:tab/>MANTISSA</text:p>
      <text:p text:style-name="P74">0<text:s/><text:tab/>1 0 0 0 1 1 0 1<text:tab/><text:tab/><text:s/>1 1 1 1 1 0 1 1 1 0 0 0 0 0 0 0 0 0 0 0 0 0 0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DejaVu Sans Mono" svg:font-family="DejaVu Sans Mono" style:font-family-generic="modern" style:font-pitch="fixed"/>
    <style:font-face style:name="Nimbus Roman No9 L" svg:font-family="Nimbus Roman No9 L" style:font-family-generic="roman" style:font-pitch="variable"/>
    <style:font-face style:name="StarSymbol" svg:font-family="StarSymbol" style:font-family-generic="system"/>
    <style:font-face style:name="Helvetica" svg:font-family="Helvetica" style:font-family-generic="swiss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questao-enunciado" style:display-name="questao-enunciado" style:family="paragraph" style:parent-style-name="Standard">
      <style:paragraph-properties fo:text-align="justify" fo:margin-top="0.118in"/>
      <style:text-properties fo:hyphenate="false"/>
    </style:style>
    <style:style style:name="Numbering2" style:display-name="Numbering 2" style:family="paragraph" style:parent-style-name="Lista">
      <style:paragraph-properties fo:margin-left="0.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Lista">
      <style:paragraph-properties fo:margin-left="0.2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Lista">
      <style:paragraph-properties fo:margin-left="0.75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Lista">
      <style:paragraph-properties fo:margin-left="1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Lista">
      <style:paragraph-properties fo:margin-left="1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Lista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Lista">
      <style:paragraph-properties fo:margin-left="0.75in" fo:text-indent="-0.25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Númerodepágina" style:display-name="Número de página" style:family="text" style:parent-style-name="Fonteparág.padrão"/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Nimbus Roman No9 L" style:font-name-asian="Times New Roman" style:font-name-complex="Times New Roman" fo:font-weight="normal" style:font-weight-asian="normal" style:font-weight-complex="normal" fo:font-style="normal" style:font-style-asian="normal" style:font-style-complex="normal" style:use-window-font-color="true" fo:font-size="10pt" style:font-size-asian="10pt" style:font-size-complex="10pt" style:text-underline-type="none" style:text-underline-color="font-color" fo:language="pt" fo:country="BR" style:language-complex="ar" style:country-complex="SA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_CharLFO1LVL1" style:family="text">
      <style:text-properties style:font-name="Times New Roman"/>
    </style:style>
    <style:style style:name="WW_CharLFO1LVL2" style:family="text">
      <style:text-properties style:font-name="Times New Roman"/>
    </style:style>
    <style:style style:name="WW_CharLFO1LVL3" style:family="text">
      <style:text-properties style:font-name="Times New Roman"/>
    </style:style>
    <style:style style:name="WW_CharLFO1LVL4" style:family="text">
      <style:text-properties style:font-name="Times New Roman"/>
    </style:style>
    <style:style style:name="WW_CharLFO1LVL5" style:family="text">
      <style:text-properties style:font-name="Times New Roman"/>
    </style:style>
    <style:style style:name="WW_CharLFO1LVL6" style:family="text">
      <style:text-properties style:font-name="Times New Roman"/>
    </style:style>
    <style:style style:name="WW_CharLFO1LVL7" style:family="text">
      <style:text-properties style:font-name="Times New Roman"/>
    </style:style>
    <style:style style:name="WW_CharLFO1LVL8" style:family="text">
      <style:text-properties style:font-name="Times New Roman"/>
    </style:style>
    <style:style style:name="WW_CharLFO1LVL9" style:family="text">
      <style:text-properties style:font-name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8Num34" style:display-name="WW8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Nimbus Roman No9 L" style:font-name-asian="Times New Roman" style:font-name-complex="Times New Roman" fo:font-weight="normal" style:font-weight-asian="normal" style:font-weight-complex="normal" fo:font-style="normal" style:font-style-asian="normal" style:font-style-complex="normal" style:use-window-font-color="true" fo:font-size="10pt" style:font-size-asian="10pt" style:font-size-complex="10pt" style:text-underline-type="none" style:text-underline-color="font-color" fo:language="pt" fo:country="BR" style:language-complex="ar" style:country-complex="SA"/>
    </style:style>
    <style:style style:name="WW_CharLFO3LVL2" style:family="text">
      <style:text-properties style:font-name="Nimbus Roman No9 L" style:font-name-asian="Times New Roman" style:font-name-complex="Times New Roman" fo:font-weight="normal" style:font-weight-asian="normal" style:font-weight-complex="normal" fo:font-style="normal" style:font-style-asian="normal" style:font-style-complex="normal" style:use-window-font-color="true" fo:font-size="10pt" style:font-size-asian="10pt" style:font-size-complex="10pt" style:text-underline-type="none" style:text-underline-color="font-color" fo:language="pt" fo:country="BR" style:language-complex="ar" style:country-complex="SA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prefix=" " style:num-suffix="." style:num-format="1">
        <style:list-level-properties text:space-before="0.0395in" text:min-label-width="0.1256in" text:list-level-position-and-space-mode="label-alignment">
          <style:list-level-label-alignment text:label-followed-by="listtab" fo:margin-left="0.1652in" fo:text-indent="-0.1256in"/>
        </style:list-level-properties>
      </text:list-level-style-number>
      <text:list-level-style-number text:level="2" text:style-name="WW_CharLFO3LVL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style:snap-to-layout-grid="false" fo:text-align="center"/>
      <style:text-properties style:font-name="Arial" style:font-name-complex="Tahoma" fo:font-weight="bold" style:font-weight-asian="bold" style:font-weight-complex="bold" fo:color="#000000" fo:font-size="10pt" style:font-size-asian="10pt" style:font-size-complex="10pt"/>
    </style:style>
    <style:style style:name="P3" style:parent-style-name="Cabeçalho" style:family="paragraph">
      <style:paragraph-properties style:snap-to-layout-grid="false" fo:text-align="center"/>
      <style:text-properties style:font-name="Arial" style:font-name-complex="Tahoma" fo:font-weight="bold" style:font-weight-asian="bold" style:font-weight-complex="bold" fo:color="#000000" fo:font-size="10pt" style:font-size-asian="10pt" style:font-size-complex="10pt"/>
    </style:style>
    <style:style style:name="P4" style:parent-style-name="Standard" style:family="paragraph">
      <style:paragraph-properties style:snap-to-layout-grid="false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" style:parent-style-name="Standard" style:family="paragraph">
      <style:paragraph-properties fo:border="0.0034in solid #000000" fo:padding="0in" style:shadow="none" fo:text-align="center"/>
      <style:text-properties style:font-name="Nimbus Roman No9 L" fo:font-size="7pt" style:font-size-asian="7pt" style:font-size-complex="7pt"/>
    </style:style>
    <style:style style:name="P6" style:parent-style-name="Standard" style:family="paragraph">
      <style:paragraph-properties fo:border="0.0034in solid #000000" fo:padding="0in" style:shadow="none" fo:text-align="center"/>
      <style:text-properties style:font-name="Nimbus Roman No9 L" fo:font-size="7pt" style:font-size-asian="7pt" style:font-size-complex="7pt"/>
    </style:style>
    <style:style style:name="P7" style:parent-style-name="Standard" style:family="paragraph">
      <style:paragraph-properties fo:border="0.0034in solid #000000" fo:padding="0in" style:shadow="none" fo:text-align="center"/>
      <style:text-properties style:font-name="Nimbus Roman No9 L" fo:font-weight="bold" style:font-weight-asian="bold" style:font-weight-complex="bold" fo:font-size="7pt" style:font-size-asian="7pt" style:font-size-complex="7pt"/>
    </style:style>
    <style:style style:name="P8" style:parent-style-name="Standard" style:family="paragraph">
      <style:paragraph-properties fo:text-align="center"/>
    </style:style>
    <style:style style:name="T9" style:parent-style-name="Fonteparág.padrão" style:family="text">
      <style:text-properties style:font-name="Nimbus Roman No9 L" style:font-name-complex="Tahoma"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>
      <style:header>
        <text:p text:style-name="P2">BCC33B/LT34E - Arquitetura e Organização de Computadores</text:p>
        <text:p text:style-name="P3">Prof.<text:s/>Paulo C.<text:s/>Gonçalves</text:p>
        <text:p text:style-name="P4">Atividade_05</text:p>
      </style:header>
      <style:footer>
        <text:p text:style-name="P5">Bacharelado em Ciência da Computação</text:p>
        <text:p text:style-name="P6">BCC33B – Organização e Arquitetura de Computadores</text:p>
        <text:p text:style-name="P7">Lista de Exercícios</text:p>
        <text:p text:style-name="P8"><text:span text:style-name="T9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iente</meta:initial-creator>
    <dc:creator>Felipe Mendes</dc:creator>
    <meta:creation-date>2021-10-22T20:21:00Z</meta:creation-date>
    <dc:date>2021-10-22T20:21:00Z</dc:date>
    <meta:print-date>2021-10-22T20:17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69" meta:character-count="3001" meta:row-count="21" meta:non-whitespace-character-count="2538"/>
  </office:meta>
</office:document-meta>
</file>